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4985*"/>
    </style:style>
    <style:style style:name="Table1.B" style:family="table-column">
      <style:table-column-properties style:column-width="3.4632in" style:rel-column-width="498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3292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785in" style:rel-column-width="2417*"/>
    </style:style>
    <style:style style:name="Table3.B" style:family="table-column">
      <style:table-column-properties style:column-width="1.9479in" style:rel-column-width="2805*"/>
    </style:style>
    <style:style style:name="Table3.C" style:family="table-column">
      <style:table-column-properties style:column-width="3.2986in" style:rel-column-width="475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44b8f" officeooo:paragraph-rsid="00144b8f"/>
    </style:style>
    <style:style style:name="P2" style:family="paragraph" style:parent-style-name="Title">
      <style:text-properties officeooo:rsid="00144b8f" officeooo:paragraph-rsid="00144b8f"/>
    </style:style>
    <style:style style:name="P3" style:family="paragraph" style:parent-style-name="Table_20_Contents">
      <style:text-properties officeooo:rsid="001473e7" officeooo:paragraph-rsid="001473e7"/>
    </style:style>
    <style:style style:name="P4" style:family="paragraph" style:parent-style-name="Heading_20_1">
      <style:text-properties officeooo:rsid="00144b8f" officeooo:paragraph-rsid="00144b8f"/>
    </style:style>
    <style:style style:name="P5" style:family="paragraph" style:parent-style-name="Heading_20_1">
      <style:paragraph-properties fo:break-before="page"/>
      <style:text-properties officeooo:rsid="002a5e99" officeooo:paragraph-rsid="002a5e99"/>
    </style:style>
    <style:style style:name="P6" style:family="paragraph" style:parent-style-name="Standard">
      <style:text-properties officeooo:paragraph-rsid="002d4dc4"/>
    </style:style>
    <style:style style:name="P7" style:family="paragraph" style:parent-style-name="Subtitle">
      <style:text-properties officeooo:rsid="00144b8f" officeooo:paragraph-rsid="00144b8f"/>
    </style:style>
    <style:style style:name="P8" style:family="paragraph" style:parent-style-name="Table_20_Contents">
      <style:text-properties officeooo:rsid="001eaeb6" officeooo:paragraph-rsid="001eaeb6"/>
    </style:style>
    <style:style style:name="P9" style:family="paragraph" style:parent-style-name="Table_20_Contents">
      <style:text-properties officeooo:rsid="001ee607" officeooo:paragraph-rsid="001ee607"/>
    </style:style>
    <style:style style:name="P10" style:family="paragraph" style:parent-style-name="Table_20_Contents">
      <style:text-properties officeooo:rsid="001ee607" officeooo:paragraph-rsid="0026a570"/>
    </style:style>
    <style:style style:name="P11" style:family="paragraph" style:parent-style-name="Table_20_Contents">
      <style:text-properties officeooo:rsid="00227402" officeooo:paragraph-rsid="00227402"/>
    </style:style>
    <style:style style:name="P12" style:family="paragraph" style:parent-style-name="Table_20_Contents">
      <style:text-properties officeooo:rsid="002d4dc4" officeooo:paragraph-rsid="002d4dc4"/>
    </style:style>
    <style:style style:name="P13" style:family="paragraph" style:parent-style-name="Table_20_Contents">
      <style:text-properties officeooo:paragraph-rsid="002d4dc4"/>
    </style:style>
    <style:style style:name="P14" style:family="paragraph" style:parent-style-name="Text_20_body">
      <style:text-properties officeooo:rsid="0014c959" officeooo:paragraph-rsid="0014c959"/>
    </style:style>
    <style:style style:name="P15" style:family="paragraph" style:parent-style-name="Text_20_body">
      <style:text-properties officeooo:rsid="0014c959" officeooo:paragraph-rsid="00144b8f"/>
    </style:style>
    <style:style style:name="P16" style:family="paragraph" style:parent-style-name="Text_20_body">
      <style:text-properties officeooo:rsid="00194a6b" officeooo:paragraph-rsid="00194a6b"/>
    </style:style>
    <style:style style:name="P17" style:family="paragraph" style:parent-style-name="Text_20_body">
      <style:paragraph-properties fo:break-before="page"/>
      <style:text-properties officeooo:rsid="00194a6b" officeooo:paragraph-rsid="00194a6b"/>
    </style:style>
    <style:style style:name="P18" style:family="paragraph" style:parent-style-name="Text_20_body">
      <style:text-properties officeooo:rsid="00144b8f" officeooo:paragraph-rsid="00194a6b"/>
    </style:style>
    <style:style style:name="P19" style:family="paragraph" style:parent-style-name="Text_20_body">
      <style:text-properties officeooo:rsid="00144b8f" officeooo:paragraph-rsid="002cf866"/>
    </style:style>
    <style:style style:name="P20" style:family="paragraph" style:parent-style-name="Text_20_body">
      <style:text-properties officeooo:rsid="001de08b" officeooo:paragraph-rsid="001de08b"/>
    </style:style>
    <style:style style:name="P21" style:family="paragraph" style:parent-style-name="Text_20_body">
      <style:paragraph-properties fo:break-before="page"/>
      <style:text-properties officeooo:rsid="001de08b" officeooo:paragraph-rsid="001de08b"/>
    </style:style>
    <style:style style:name="P22" style:family="paragraph" style:parent-style-name="Text_20_body">
      <style:text-properties officeooo:rsid="001ee607" officeooo:paragraph-rsid="001ee607"/>
    </style:style>
    <style:style style:name="P23" style:family="paragraph" style:parent-style-name="Text_20_body">
      <style:text-properties officeooo:rsid="002a5e99" officeooo:paragraph-rsid="002a5e99"/>
    </style:style>
    <style:style style:name="P24" style:family="paragraph" style:parent-style-name="Text_20_body">
      <style:text-properties officeooo:rsid="002cf866" officeooo:paragraph-rsid="002cf866"/>
    </style:style>
    <style:style style:name="P25" style:family="paragraph" style:parent-style-name="Text_20_body">
      <style:text-properties officeooo:rsid="002d4dc4" officeooo:paragraph-rsid="002d4dc4"/>
    </style:style>
    <style:style style:name="T1" style:family="text">
      <style:text-properties officeooo:rsid="0014c959"/>
    </style:style>
    <style:style style:name="T2" style:family="text">
      <style:text-properties officeooo:rsid="0015ad8d"/>
    </style:style>
    <style:style style:name="T3" style:family="text">
      <style:text-properties officeooo:rsid="00177897"/>
    </style:style>
    <style:style style:name="T4" style:family="text">
      <style:text-properties officeooo:rsid="00194a6b"/>
    </style:style>
    <style:style style:name="T5" style:family="text">
      <style:text-properties officeooo:rsid="001a3956"/>
    </style:style>
    <style:style style:name="T6" style:family="text">
      <style:text-properties officeooo:rsid="001b90e7"/>
    </style:style>
    <style:style style:name="T7" style:family="text">
      <style:text-properties officeooo:rsid="001d00f2"/>
    </style:style>
    <style:style style:name="T8" style:family="text">
      <style:text-properties officeooo:rsid="00227402"/>
    </style:style>
    <style:style style:name="T9" style:family="text">
      <style:text-properties officeooo:rsid="0026a570"/>
    </style:style>
    <style:style style:name="T10" style:family="text">
      <style:text-properties officeooo:rsid="00289883"/>
    </style:style>
    <style:style style:name="T11" style:family="text">
      <style:text-properties officeooo:rsid="002d4dc4"/>
    </style:style>
    <style:style style:name="T12" style:family="text">
      <style:text-properties officeooo:rsid="00309913"/>
    </style:style>
    <style:style style:name="T13" style:family="text">
      <style:text-properties officeooo:rsid="0031d3f0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: OpenMP and MPI+OpenMP</text:p>
      <text:p text:style-name="P7">EEL 6763</text:p>
      <text:p text:style-name="Subtitle">Benjamin Wheeler</text:p>
      <text:h text:style-name="P4" text:outline-level="1">Part 1: Matrix Multiply</text:h>
      <text:p text:style-name="P18"><text:span text:style-name="T4">a) </text:span><text:span text:style-name="T13">Output:</text:span></text:p>
      <text:p text:style-name="P18">[src/matmult.c:81] argc = 4</text:p>
      <text:p text:style-name="P18">=============== Matrix (const int (*)[])A ===============</text:p>
      <text:p text:style-name="P18"><text:s text:c="2"/>0 <text:s text:c="2"/>1 <text:s text:c="2"/>2 <text:s text:c="2"/>3 <text:s text:c="2"/>4 <text:s text:c="2"/>5 <text:s text:c="2"/>6 <text:s text:c="2"/>7 <text:s text:c="2"/>8 <text:s text:c="2"/>9 <text:s/>10 <text:s/>11 </text:p>
      <text:p text:style-name="P18"><text:s text:c="2"/>1 <text:s text:c="2"/>2 <text:s text:c="2"/>3 <text:s text:c="2"/>4 <text:s text:c="2"/>5 <text:s text:c="2"/>6 <text:s text:c="2"/>7 <text:s text:c="2"/>8 <text:s text:c="2"/>9 <text:s/>10 <text:s/>11 <text:s/>12 </text:p>
      <text:p text:style-name="P18"><text:s text:c="2"/>2 <text:s text:c="2"/>3 <text:s text:c="2"/>4 <text:s text:c="2"/>5 <text:s text:c="2"/>6 <text:s text:c="2"/>7 <text:s text:c="2"/>8 <text:s text:c="2"/>9 <text:s/>10 <text:s/>11 <text:s/>12 <text:s/>13 </text:p>
      <text:p text:style-name="P18"><text:s text:c="2"/>3 <text:s text:c="2"/>4 <text:s text:c="2"/>5 <text:s text:c="2"/>6 <text:s text:c="2"/>7 <text:s text:c="2"/>8 <text:s text:c="2"/>9 <text:s/>10 <text:s/>11 <text:s/>12 <text:s/>13 <text:s/>14 </text:p>
      <text:p text:style-name="P18"><text:s text:c="2"/>4 <text:s text:c="2"/>5 <text:s text:c="2"/>6 <text:s text:c="2"/>7 <text:s text:c="2"/>8 <text:s text:c="2"/>9 <text:s/>10 <text:s/>11 <text:s/>12 <text:s/>13 <text:s/>14 <text:s/>15 </text:p>
      <text:p text:style-name="P18"><text:s text:c="2"/>5 <text:s text:c="2"/>6 <text:s text:c="2"/>7 <text:s text:c="2"/>8 <text:s text:c="2"/>9 <text:s/>10 <text:s/>11 <text:s/>12 <text:s/>13 <text:s/>14 <text:s/>15 <text:s/>16 </text:p>
      <text:p text:style-name="P18"><text:s text:c="2"/>6 <text:s text:c="2"/>7 <text:s text:c="2"/>8 <text:s text:c="2"/>9 <text:s/>10 <text:s/>11 <text:s/>12 <text:s/>13 <text:s/>14 <text:s/>15 <text:s/>16 <text:s/>17 </text:p>
      <text:p text:style-name="P18"><text:s text:c="2"/>7 <text:s text:c="2"/>8 <text:s text:c="2"/>9 <text:s/>10 <text:s/>11 <text:s/>12 <text:s/>13 <text:s/>14 <text:s/>15 <text:s/>16 <text:s/>17 <text:s/>18 </text:p>
      <text:p text:style-name="P18"><text:s text:c="2"/>8 <text:s text:c="2"/>9 <text:s/>10 <text:s/>11 <text:s/>12 <text:s/>13 <text:s/>14 <text:s/>15 <text:s/>16 <text:s/>17 <text:s/>18 <text:s/>19 </text:p>
      <text:p text:style-name="P18"><text:s text:c="2"/>9 <text:s/>10 <text:s/>11 <text:s/>12 <text:s/>13 <text:s/>14 <text:s/>15 <text:s/>16 <text:s/>17 <text:s/>18 <text:s/>19 <text:s/>20 </text:p>
      <text:p text:style-name="P18"><text:s/>10 <text:s/>11 <text:s/>12 <text:s/>13 <text:s/>14 <text:s/>15 <text:s/>16 <text:s/>17 <text:s/>18 <text:s/>19 <text:s/>20 <text:s/>21 </text:p>
      <text:p text:style-name="P18"><text:s/>11 <text:s/>12 <text:s/>13 <text:s/>14 <text:s/>15 <text:s/>16 <text:s/>17 <text:s/>18 <text:s/>19 <text:s/>20 <text:s/>21 <text:s/>22 </text:p>
      <text:p text:style-name="P18"><text:s/>12 <text:s/>13 <text:s/>14 <text:s/>15 <text:s/>16 <text:s/>17 <text:s/>18 <text:s/>19 <text:s/>20 <text:s/>21 <text:s/>22 <text:s/>23 </text:p>
      <text:p text:style-name="P18"><text:s/>13 <text:s/>14 <text:s/>15 <text:s/>16 <text:s/>17 <text:s/>18 <text:s/>19 <text:s/>20 <text:s/>21 <text:s/>22 <text:s/>23 <text:s/>24 </text:p>
      <text:p text:style-name="P18"><text:s/>14 <text:s/>15 <text:s/>16 <text:s/>17 <text:s/>18 <text:s/>19 <text:s/>20 <text:s/>21 <text:s/>22 <text:s/>23 <text:s/>24 <text:s/>25 </text:p>
      <text:p text:style-name="P18"><text:s/>15 <text:s/>16 <text:s/>17 <text:s/>18 <text:s/>19 <text:s/>20 <text:s/>21 <text:s/>22 <text:s/>23 <text:s/>24 <text:s/>25 <text:s/>26 </text:p>
      <text:p text:style-name="P18"><text:s/>16 <text:s/>17 <text:s/>18 <text:s/>19 <text:s/>20 <text:s/>21 <text:s/>22 <text:s/>23 <text:s/>24 <text:s/>25 <text:s/>26 <text:s/>27 </text:p>
      <text:p text:style-name="P18"><text:s/>17 <text:s/>18 <text:s/>19 <text:s/>20 <text:s/>21 <text:s/>22 <text:s/>23 <text:s/>24 <text:s/>25 <text:s/>26 <text:s/>27 <text:s/>28 </text:p>
      <text:p text:style-name="P18"><text:s/>18 <text:s/>19 <text:s/>20 <text:s/>21 <text:s/>22 <text:s/>23 <text:s/>24 <text:s/>25 <text:s/>26 <text:s/>27 <text:s/>28 <text:s/>29 </text:p>
      <text:p text:style-name="P18"><text:soft-page-break/><text:s/>19 <text:s/>20 <text:s/>21 <text:s/>22 <text:s/>23 <text:s/>24 <text:s/>25 <text:s/>26 <text:s/>27 <text:s/>28 <text:s/>29 <text:s/>30 </text:p>
      <text:p text:style-name="P18"><text:s/>20 <text:s/>21 <text:s/>22 <text:s/>23 <text:s/>24 <text:s/>25 <text:s/>26 <text:s/>27 <text:s/>28 <text:s/>29 <text:s/>30 <text:s/>31 </text:p>
      <text:p text:style-name="P18"><text:s/>21 <text:s/>22 <text:s/>23 <text:s/>24 <text:s/>25 <text:s/>26 <text:s/>27 <text:s/>28 <text:s/>29 <text:s/>30 <text:s/>31 <text:s/>32 </text:p>
      <text:p text:style-name="P18"><text:s/>22 <text:s/>23 <text:s/>24 <text:s/>25 <text:s/>26 <text:s/>27 <text:s/>28 <text:s/>29 <text:s/>30 <text:s/>31 <text:s/>32 <text:s/>33 </text:p>
      <text:p text:style-name="P18"><text:s/>23 <text:s/>24 <text:s/>25 <text:s/>26 <text:s/>27 <text:s/>28 <text:s/>29 <text:s/>30 <text:s/>31 <text:s/>32 <text:s/>33 <text:s/>34 </text:p>
      <text:p text:style-name="P18"><text:s/>24 <text:s/>25 <text:s/>26 <text:s/>27 <text:s/>28 <text:s/>29 <text:s/>30 <text:s/>31 <text:s/>32 <text:s/>33 <text:s/>34 <text:s/>35 </text:p>
      <text:p text:style-name="P18"><text:s/>25 <text:s/>26 <text:s/>27 <text:s/>28 <text:s/>29 <text:s/>30 <text:s/>31 <text:s/>32 <text:s/>33 <text:s/>34 <text:s/>35 <text:s/>36 </text:p>
      <text:p text:style-name="P18"><text:s/>26 <text:s/>27 <text:s/>28 <text:s/>29 <text:s/>30 <text:s/>31 <text:s/>32 <text:s/>33 <text:s/>34 <text:s/>35 <text:s/>36 <text:s/>37 </text:p>
      <text:p text:style-name="P18"><text:s/>27 <text:s/>28 <text:s/>29 <text:s/>30 <text:s/>31 <text:s/>32 <text:s/>33 <text:s/>34 <text:s/>35 <text:s/>36 <text:s/>37 <text:s/>38 </text:p>
      <text:p text:style-name="P18"><text:s/>28 <text:s/>29 <text:s/>30 <text:s/>31 <text:s/>32 <text:s/>33 <text:s/>34 <text:s/>35 <text:s/>36 <text:s/>37 <text:s/>38 <text:s/>39 </text:p>
      <text:p text:style-name="P18"><text:s/>29 <text:s/>30 <text:s/>31 <text:s/>32 <text:s/>33 <text:s/>34 <text:s/>35 <text:s/>36 <text:s/>37 <text:s/>38 <text:s/>39 <text:s/>40 </text:p>
      <text:p text:style-name="P18"><text:s/>30 <text:s/>31 <text:s/>32 <text:s/>33 <text:s/>34 <text:s/>35 <text:s/>36 <text:s/>37 <text:s/>38 <text:s/>39 <text:s/>40 <text:s/>41 </text:p>
      <text:p text:style-name="P18"><text:s/>31 <text:s/>32 <text:s/>33 <text:s/>34 <text:s/>35 <text:s/>36 <text:s/>37 <text:s/>38 <text:s/>39 <text:s/>40 <text:s/>41 <text:s/>42 </text:p>
      <text:p text:style-name="P18"><text:s/>32 <text:s/>33 <text:s/>34 <text:s/>35 <text:s/>36 <text:s/>37 <text:s/>38 <text:s/>39 <text:s/>40 <text:s/>41 <text:s/>42 <text:s/>43 </text:p>
      <text:p text:style-name="P18"><text:s/>33 <text:s/>34 <text:s/>35 <text:s/>36 <text:s/>37 <text:s/>38 <text:s/>39 <text:s/>40 <text:s/>41 <text:s/>42 <text:s/>43 <text:s/>44 </text:p>
      <text:p text:style-name="P18"><text:s/>34 <text:s/>35 <text:s/>36 <text:s/>37 <text:s/>38 <text:s/>39 <text:s/>40 <text:s/>41 <text:s/>42 <text:s/>43 <text:s/>44 <text:s/>45 </text:p>
      <text:p text:style-name="P18"><text:s/>35 <text:s/>36 <text:s/>37 <text:s/>38 <text:s/>39 <text:s/>40 <text:s/>41 <text:s/>42 <text:s/>43 <text:s/>44 <text:s/>45 <text:s/>46 </text:p>
      <text:p text:style-name="P18"><text:s/>36 <text:s/>37 <text:s/>38 <text:s/>39 <text:s/>40 <text:s/>41 <text:s/>42 <text:s/>43 <text:s/>44 <text:s/>45 <text:s/>46 <text:s/>47 </text:p>
      <text:p text:style-name="P18"><text:s/>37 <text:s/>38 <text:s/>39 <text:s/>40 <text:s/>41 <text:s/>42 <text:s/>43 <text:s/>44 <text:s/>45 <text:s/>46 <text:s/>47 <text:s/>48 </text:p>
      <text:p text:style-name="P18"><text:s/>38 <text:s/>39 <text:s/>40 <text:s/>41 <text:s/>42 <text:s/>43 <text:s/>44 <text:s/>45 <text:s/>46 <text:s/>47 <text:s/>48 <text:s/>49 </text:p>
      <text:p text:style-name="P18"><text:s/>39 <text:s/>40 <text:s/>41 <text:s/>42 <text:s/>43 <text:s/>44 <text:s/>45 <text:s/>46 <text:s/>47 <text:s/>48 <text:s/>49 <text:s/>50 </text:p>
      <text:p text:style-name="P18"><text:s/>40 <text:s/>41 <text:s/>42 <text:s/>43 <text:s/>44 <text:s/>45 <text:s/>46 <text:s/>47 <text:s/>48 <text:s/>49 <text:s/>50 <text:s/>51 </text:p>
      <text:p text:style-name="P18"><text:s/>41 <text:s/>42 <text:s/>43 <text:s/>44 <text:s/>45 <text:s/>46 <text:s/>47 <text:s/>48 <text:s/>49 <text:s/>50 <text:s/>51 <text:s/>52 </text:p>
      <text:p text:style-name="P18"><text:s/>42 <text:s/>43 <text:s/>44 <text:s/>45 <text:s/>46 <text:s/>47 <text:s/>48 <text:s/>49 <text:s/>50 <text:s/>51 <text:s/>52 <text:s/>53 </text:p>
      <text:p text:style-name="P18"><text:s/>43 <text:s/>44 <text:s/>45 <text:s/>46 <text:s/>47 <text:s/>48 <text:s/>49 <text:s/>50 <text:s/>51 <text:s/>52 <text:s/>53 <text:s/>54 </text:p>
      <text:p text:style-name="P18"><text:s/>44 <text:s/>45 <text:s/>46 <text:s/>47 <text:s/>48 <text:s/>49 <text:s/>50 <text:s/>51 <text:s/>52 <text:s/>53 <text:s/>54 <text:s/>55 </text:p>
      <text:p text:style-name="P18"><text:s/>45 <text:s/>46 <text:s/>47 <text:s/>48 <text:s/>49 <text:s/>50 <text:s/>51 <text:s/>52 <text:s/>53 <text:s/>54 <text:s/>55 <text:s/>56 </text:p>
      <text:p text:style-name="P18"><text:s/>46 <text:s/>47 <text:s/>48 <text:s/>49 <text:s/>50 <text:s/>51 <text:s/>52 <text:s/>53 <text:s/>54 <text:s/>55 <text:s/>56 <text:s/>57 </text:p>
      <text:p text:style-name="P18"><text:s/>47 <text:s/>48 <text:s/>49 <text:s/>50 <text:s/>51 <text:s/>52 <text:s/>53 <text:s/>54 <text:s/>55 <text:s/>56 <text:s/>57 <text:s/>58 </text:p>
      <text:p text:style-name="P18"><text:s/>48 <text:s/>49 <text:s/>50 <text:s/>51 <text:s/>52 <text:s/>53 <text:s/>54 <text:s/>55 <text:s/>56 <text:s/>57 <text:s/>58 <text:s/>59 </text:p>
      <text:p text:style-name="P18"><text:soft-page-break/><text:s/>49 <text:s/>50 <text:s/>51 <text:s/>52 <text:s/>53 <text:s/>54 <text:s/>55 <text:s/>56 <text:s/>57 <text:s/>58 <text:s/>59 <text:s/>60 </text:p>
      <text:p text:style-name="P18"><text:s/>50 <text:s/>51 <text:s/>52 <text:s/>53 <text:s/>54 <text:s/>55 <text:s/>56 <text:s/>57 <text:s/>58 <text:s/>59 <text:s/>60 <text:s/>61 </text:p>
      <text:p text:style-name="P18"><text:s/>51 <text:s/>52 <text:s/>53 <text:s/>54 <text:s/>55 <text:s/>56 <text:s/>57 <text:s/>58 <text:s/>59 <text:s/>60 <text:s/>61 <text:s/>62 </text:p>
      <text:p text:style-name="P18"><text:s/>52 <text:s/>53 <text:s/>54 <text:s/>55 <text:s/>56 <text:s/>57 <text:s/>58 <text:s/>59 <text:s/>60 <text:s/>61 <text:s/>62 <text:s/>63 </text:p>
      <text:p text:style-name="P18"><text:s/>53 <text:s/>54 <text:s/>55 <text:s/>56 <text:s/>57 <text:s/>58 <text:s/>59 <text:s/>60 <text:s/>61 <text:s/>62 <text:s/>63 <text:s/>64 </text:p>
      <text:p text:style-name="P18"><text:s/>54 <text:s/>55 <text:s/>56 <text:s/>57 <text:s/>58 <text:s/>59 <text:s/>60 <text:s/>61 <text:s/>62 <text:s/>63 <text:s/>64 <text:s/>65 </text:p>
      <text:p text:style-name="P18"><text:s/>55 <text:s/>56 <text:s/>57 <text:s/>58 <text:s/>59 <text:s/>60 <text:s/>61 <text:s/>62 <text:s/>63 <text:s/>64 <text:s/>65 <text:s/>66 </text:p>
      <text:p text:style-name="P18"><text:s/>56 <text:s/>57 <text:s/>58 <text:s/>59 <text:s/>60 <text:s/>61 <text:s/>62 <text:s/>63 <text:s/>64 <text:s/>65 <text:s/>66 <text:s/>67 </text:p>
      <text:p text:style-name="P18"><text:s/>57 <text:s/>58 <text:s/>59 <text:s/>60 <text:s/>61 <text:s/>62 <text:s/>63 <text:s/>64 <text:s/>65 <text:s/>66 <text:s/>67 <text:s/>68 </text:p>
      <text:p text:style-name="P18"><text:s/>58 <text:s/>59 <text:s/>60 <text:s/>61 <text:s/>62 <text:s/>63 <text:s/>64 <text:s/>65 <text:s/>66 <text:s/>67 <text:s/>68 <text:s/>69 </text:p>
      <text:p text:style-name="P18"><text:s/>59 <text:s/>60 <text:s/>61 <text:s/>62 <text:s/>63 <text:s/>64 <text:s/>65 <text:s/>66 <text:s/>67 <text:s/>68 <text:s/>69 <text:s/>70 </text:p>
      <text:p text:style-name="P18">=============== End of (const int (*)[])A ===============</text:p>
      <text:p text:style-name="P18">=============== Matrix (const int (*)[])B ===============</text:p>
      <text:p text:style-name="P18"><text:s text:c="2"/>0 <text:s/>-1 <text:s/>-2 <text:s/>-3 <text:s/>-4 <text:s/>-5 <text:s/>-6 <text:s/>-7 <text:s/>-8 <text:s/>-9 </text:p>
      <text:p text:style-name="P18"><text:s text:c="2"/>1 <text:s text:c="2"/>0 <text:s/>-1 <text:s/>-2 <text:s/>-3 <text:s/>-4 <text:s/>-5 <text:s/>-6 <text:s/>-7 <text:s/>-8 </text:p>
      <text:p text:style-name="P18"><text:s text:c="2"/>2 <text:s text:c="2"/>1 <text:s text:c="2"/>0 <text:s/>-1 <text:s/>-2 <text:s/>-3 <text:s/>-4 <text:s/>-5 <text:s/>-6 <text:s/>-7 </text:p>
      <text:p text:style-name="P18"><text:s text:c="2"/>3 <text:s text:c="2"/>2 <text:s text:c="2"/>1 <text:s text:c="2"/>0 <text:s/>-1 <text:s/>-2 <text:s/>-3 <text:s/>-4 <text:s/>-5 <text:s/>-6 </text:p>
      <text:p text:style-name="P18"><text:s text:c="2"/>4 <text:s text:c="2"/>3 <text:s text:c="2"/>2 <text:s text:c="2"/>1 <text:s text:c="2"/>0 <text:s/>-1 <text:s/>-2 <text:s/>-3 <text:s/>-4 <text:s/>-5 </text:p>
      <text:p text:style-name="P18"><text:s text:c="2"/>5 <text:s text:c="2"/>4 <text:s text:c="2"/>3 <text:s text:c="2"/>2 <text:s text:c="2"/>1 <text:s text:c="2"/>0 <text:s/>-1 <text:s/>-2 <text:s/>-3 <text:s/>-4 </text:p>
      <text:p text:style-name="P18"><text:s text:c="2"/>6 <text:s text:c="2"/>5 <text:s text:c="2"/>4 <text:s text:c="2"/>3 <text:s text:c="2"/>2 <text:s text:c="2"/>1 <text:s text:c="2"/>0 <text:s/>-1 <text:s/>-2 <text:s/>-3 </text:p>
      <text:p text:style-name="P18"><text:s text:c="2"/>7 <text:s text:c="2"/>6 <text:s text:c="2"/>5 <text:s text:c="2"/>4 <text:s text:c="2"/>3 <text:s text:c="2"/>2 <text:s text:c="2"/>1 <text:s text:c="2"/>0 <text:s/>-1 <text:s/>-2 </text:p>
      <text:p text:style-name="P18"><text:s text:c="2"/>8 <text:s text:c="2"/>7 <text:s text:c="2"/>6 <text:s text:c="2"/>5 <text:s text:c="2"/>4 <text:s text:c="2"/>3 <text:s text:c="2"/>2 <text:s text:c="2"/>1 <text:s text:c="2"/>0 <text:s/>-1 </text:p>
      <text:p text:style-name="P18"><text:s text:c="2"/>9 <text:s text:c="2"/>8 <text:s text:c="2"/>7 <text:s text:c="2"/>6 <text:s text:c="2"/>5 <text:s text:c="2"/>4 <text:s text:c="2"/>3 <text:s text:c="2"/>2 <text:s text:c="2"/>1 <text:s text:c="2"/>0 </text:p>
      <text:p text:style-name="P18"><text:s/>10 <text:s text:c="2"/>9 <text:s text:c="2"/>8 <text:s text:c="2"/>7 <text:s text:c="2"/>6 <text:s text:c="2"/>5 <text:s text:c="2"/>4 <text:s text:c="2"/>3 <text:s text:c="2"/>2 <text:s text:c="2"/>1 </text:p>
      <text:p text:style-name="P18"><text:s/>11 <text:s/>10 <text:s text:c="2"/>9 <text:s text:c="2"/>8 <text:s text:c="2"/>7 <text:s text:c="2"/>6 <text:s text:c="2"/>5 <text:s text:c="2"/>4 <text:s text:c="2"/>3 <text:s text:c="2"/>2 </text:p>
      <text:p text:style-name="P18">=============== End of (const int (*)[])B ===============</text:p>
      <text:p text:style-name="P18">[src/matmult.c:103] Total # threads: 1</text:p>
      <text:p text:style-name="P18">[src/matmult.c:111] Hello from thread 13</text:p>
      <text:p text:style-name="P18">[src/matmult.c:111] Hello from thread 8</text:p>
      <text:p text:style-name="P18">[src/matmult.c:111] Hello from thread 9</text:p>
      <text:p text:style-name="P18"><text:soft-page-break/>[src/matmult.c:111] Hello from thread 4</text:p>
      <text:p text:style-name="P18">[src/matmult.c:111] Hello from thread 2</text:p>
      <text:p text:style-name="P18">[src/matmult.c:111] Hello from thread 6</text:p>
      <text:p text:style-name="P18">[src/matmult.c:111] Hello from thread 12</text:p>
      <text:p text:style-name="P18">[src/matmult.c:111] Hello from thread 7</text:p>
      <text:p text:style-name="P18">[src/matmult.c:111] Hello from thread 14</text:p>
      <text:p text:style-name="P18">[src/matmult.c:111] Hello from thread 5</text:p>
      <text:p text:style-name="P18">[src/matmult.c:111] Hello from thread 3</text:p>
      <text:p text:style-name="P18">[src/matmult.c:111] Hello from thread 0</text:p>
      <text:p text:style-name="P18">[src/matmult.c:111] Hello from thread 1</text:p>
      <text:p text:style-name="P18">[src/matmult.c:111] Hello from thread 10</text:p>
      <text:p text:style-name="P18">[src/matmult.c:111] Hello from thread 15</text:p>
      <text:p text:style-name="P18">[src/matmult.c:111] Hello from thread 11</text:p>
      <text:p text:style-name="P18">=============== Matrix (const int (*)[])C ===============</text:p>
      <text:p text:style-name="P18">506 440 374 308 242 176 110 <text:s/>44 -22 -88 </text:p>
      <text:p text:style-name="P18">572 494 416 338 260 182 104 <text:s/>26 -52 -130 </text:p>
      <text:p text:style-name="P18">638 548 458 368 278 188 <text:s/>98 <text:s text:c="2"/>8 -82 -172 </text:p>
      <text:p text:style-name="P18">704 602 500 398 296 194 <text:s/>92 -10 -112 -214 </text:p>
      <text:p text:style-name="P18">770 656 542 428 314 200 <text:s/>86 -28 -142 -256 </text:p>
      <text:p text:style-name="P18">836 710 584 458 332 206 <text:s/>80 -46 -172 -298 </text:p>
      <text:p text:style-name="P18">902 764 626 488 350 212 <text:s/>74 -64 -202 -340 </text:p>
      <text:p text:style-name="P18">968 818 668 518 368 218 <text:s/>68 -82 -232 -382 </text:p>
      <text:p text:style-name="P18">1034 872 710 548 386 224 <text:s/>62 -100 -262 -424 </text:p>
      <text:p text:style-name="P18">1100 926 752 578 404 230 <text:s/>56 -118 -292 -466 </text:p>
      <text:p text:style-name="P18">1166 980 794 608 422 236 <text:s/>50 -136 -322 -508 </text:p>
      <text:p text:style-name="P18">1232 1034 836 638 440 242 <text:s/>44 -154 -352 -550 </text:p>
      <text:p text:style-name="P18">1298 1088 878 668 458 248 <text:s/>38 -172 -382 -592 </text:p>
      <text:p text:style-name="P18">1364 1142 920 698 476 254 <text:s/>32 -190 -412 -634 </text:p>
      <text:p text:style-name="P18">1430 1196 962 728 494 260 <text:s/>26 -208 -442 -676 </text:p>
      <text:p text:style-name="P18">1496 1250 1004 758 512 266 <text:s/>20 -226 -472 -718 </text:p>
      <text:p text:style-name="P18"><text:soft-page-break/>1562 1304 1046 788 530 272 <text:s/>14 -244 -502 -760 </text:p>
      <text:p text:style-name="P18">1628 1358 1088 818 548 278 <text:s text:c="2"/>8 -262 -532 -802 </text:p>
      <text:p text:style-name="P18">1694 1412 1130 848 566 284 <text:s text:c="2"/>2 -280 -562 -844 </text:p>
      <text:p text:style-name="P18">1760 1466 1172 878 584 290 <text:s/>-4 -298 -592 -886 </text:p>
      <text:p text:style-name="P18">1826 1520 1214 908 602 296 -10 -316 -622 -928 </text:p>
      <text:p text:style-name="P18">1892 1574 1256 938 620 302 -16 -334 -652 -970 </text:p>
      <text:p text:style-name="P18">1958 1628 1298 968 638 308 -22 -352 -682 -1012 </text:p>
      <text:p text:style-name="P18">2024 1682 1340 998 656 314 -28 -370 -712 -1054 </text:p>
      <text:p text:style-name="P18">2090 1736 1382 1028 674 320 -34 -388 -742 -1096 </text:p>
      <text:p text:style-name="P18">2156 1790 1424 1058 692 326 -40 -406 -772 -1138 </text:p>
      <text:p text:style-name="P18">2222 1844 1466 1088 710 332 -46 -424 -802 -1180 </text:p>
      <text:p text:style-name="P18">2288 1898 1508 1118 728 338 -52 -442 -832 -1222 </text:p>
      <text:p text:style-name="P18">2354 1952 1550 1148 746 344 -58 -460 -862 -1264 </text:p>
      <text:p text:style-name="P18">2420 2006 1592 1178 764 350 -64 -478 -892 -1306 </text:p>
      <text:p text:style-name="P18">2486 2060 1634 1208 782 356 -70 -496 -922 -1348 </text:p>
      <text:p text:style-name="P18">2552 2114 1676 1238 800 362 -76 -514 -952 -1390 </text:p>
      <text:p text:style-name="P18">2618 2168 1718 1268 818 368 -82 -532 -982 -1432 </text:p>
      <text:p text:style-name="P18">2684 2222 1760 1298 836 374 -88 -550 -1012 -1474 </text:p>
      <text:p text:style-name="P18">2750 2276 1802 1328 854 380 -94 -568 -1042 -1516 </text:p>
      <text:p text:style-name="P18">2816 2330 1844 1358 872 386 -100 -586 -1072 -1558 </text:p>
      <text:p text:style-name="P18">2882 2384 1886 1388 890 392 -106 -604 -1102 -1600 </text:p>
      <text:p text:style-name="P18">2948 2438 1928 1418 908 398 -112 -622 -1132 -1642 </text:p>
      <text:p text:style-name="P18">3014 2492 1970 1448 926 404 -118 -640 -1162 -1684 </text:p>
      <text:p text:style-name="P18">3080 2546 2012 1478 944 410 -124 -658 -1192 -1726 </text:p>
      <text:p text:style-name="P18">3146 2600 2054 1508 962 416 -130 -676 -1222 -1768 </text:p>
      <text:p text:style-name="P18">3212 2654 2096 1538 980 422 -136 -694 -1252 -1810 </text:p>
      <text:p text:style-name="P18">3278 2708 2138 1568 998 428 -142 -712 -1282 -1852 </text:p>
      <text:p text:style-name="P18">3344 2762 2180 1598 1016 434 -148 -730 -1312 -1894 </text:p>
      <text:p text:style-name="P18">3410 2816 2222 1628 1034 440 -154 -748 -1342 -1936 </text:p>
      <text:p text:style-name="P18">3476 2870 2264 1658 1052 446 -160 -766 -1372 -1978 </text:p>
      <text:p text:style-name="P18"><text:soft-page-break/>3542 2924 2306 1688 1070 452 -166 -784 -1402 -2020 </text:p>
      <text:p text:style-name="P18">3608 2978 2348 1718 1088 458 -172 -802 -1432 -2062 </text:p>
      <text:p text:style-name="P18">3674 3032 2390 1748 1106 464 -178 -820 -1462 -2104 </text:p>
      <text:p text:style-name="P18">3740 3086 2432 1778 1124 470 -184 -838 -1492 -2146 </text:p>
      <text:p text:style-name="P18">3806 3140 2474 1808 1142 476 -190 -856 -1522 -2188 </text:p>
      <text:p text:style-name="P18">3872 3194 2516 1838 1160 482 -196 -874 -1552 -2230 </text:p>
      <text:p text:style-name="P18">3938 3248 2558 1868 1178 488 -202 -892 -1582 -2272 </text:p>
      <text:p text:style-name="P18">4004 3302 2600 1898 1196 494 -208 -910 -1612 -2314 </text:p>
      <text:p text:style-name="P18">4070 3356 2642 1928 1214 500 -214 -928 -1642 -2356 </text:p>
      <text:p text:style-name="P18">4136 3410 2684 1958 1232 506 -220 -946 -1672 -2398 </text:p>
      <text:p text:style-name="P18">4202 3464 2726 1988 1250 512 -226 -964 -1702 -2440 </text:p>
      <text:p text:style-name="P18">4268 3518 2768 2018 1268 518 -232 -982 -1732 -2482 </text:p>
      <text:p text:style-name="P18">4334 3572 2810 2048 1286 524 -238 -1000 -1762 -2524 </text:p>
      <text:p text:style-name="P18">4400 3626 2852 2078 1304 530 -244 -1018 -1792 -2566 </text:p>
      <text:p text:style-name="P18">=============== End of (const int (*)[])C ===============</text:p>
      <text:p text:style-name="P18">Elapsed time: 0.021572 sec</text:p>
      <text:p text:style-name="P18">Goodbye.</text:p>
      <text:p text:style-name="P18"/>
      <text:p text:style-name="P18">Original MPI example code completed in 0.00706994 sec.</text:p>
      <text:p text:style-name="P1">OpenMP code completed in 0.<text:span text:style-name="T2">000144</text:span> sec.</text:p>
      <text:p text:style-name="P1"/>
      <text:p text:style-name="P16"/>
      <text:p text:style-name="P17">b) For a 200x200 matrix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um Threads</text:p>
          </table:table-cell>
          <table:table-cell table:style-name="Table1.B1" office:value-type="string">
            <text:p text:style-name="P3">Elapsed time <text:span text:style-name="T1">(sec)</text:span></text:p>
          </table:table-cell>
        </table:table-row>
        <table:table-row table:style-name="Table1.2">
          <table:table-cell table:style-name="Table1.A2" office:value-type="string">
            <text:p text:style-name="P3">1 <text:span text:style-name="T6">(1x)</text:span></text:p>
          </table:table-cell>
          <table:table-cell table:style-name="Table1.B2" office:value-type="string">
            <text:p text:style-name="Table_20_Contents">0.<text:span text:style-name="T2">021097</text:span></text:p>
          </table:table-cell>
        </table:table-row>
        <table:table-row>
          <table:table-cell table:style-name="Table1.A2" office:value-type="string">
            <text:p text:style-name="P3">2 <text:span text:style-name="T6">(</text:span><text:span text:style-name="T7">1.984</text:span><text:span text:style-name="T6">x)</text:span></text:p>
          </table:table-cell>
          <table:table-cell table:style-name="Table1.B2" office:value-type="string">
            <text:p text:style-name="Table_20_Contents">0.<text:span text:style-name="T2">010630</text:span></text:p>
          </table:table-cell>
        </table:table-row>
        <table:table-row>
          <table:table-cell table:style-name="Table1.A2" office:value-type="string">
            <text:p text:style-name="P3">4 <text:span text:style-name="T6">(</text:span><text:span text:style-name="T7">3.634</text:span><text:span text:style-name="T6">x)</text:span></text:p>
          </table:table-cell>
          <table:table-cell table:style-name="Table1.B2" office:value-type="string">
            <text:p text:style-name="Table_20_Contents"><text:span text:style-name="T7">0.</text:span><text:span text:style-name="T2">005806</text:span></text:p>
          </table:table-cell>
        </table:table-row>
        <table:table-row>
          <table:table-cell table:style-name="Table1.A2" office:value-type="string">
            <text:p text:style-name="P3">8 <text:span text:style-name="T6">(</text:span><text:span text:style-name="T7">5.504</text:span><text:span text:style-name="T6">x)</text:span></text:p>
          </table:table-cell>
          <table:table-cell table:style-name="Table1.B2" office:value-type="string">
            <text:p text:style-name="Table_20_Contents">0<text:span text:style-name="T3">.003833</text:span></text:p>
          </table:table-cell>
        </table:table-row>
        <table:table-row>
          <table:table-cell table:style-name="Table1.A2" office:value-type="string">
            <text:p text:style-name="P3">16 <text:span text:style-name="T6">(</text:span><text:span text:style-name="T7">4.098</text:span><text:span text:style-name="T6">x)</text:span></text:p>
          </table:table-cell>
          <table:table-cell table:style-name="Table1.B2" office:value-type="string">
            <text:p text:style-name="Table_20_Contents">0.<text:span text:style-name="T3">00</text:span><text:span text:style-name="T5">5148</text:span><text:span text:style-name="T7">0</text:span></text:p>
          </table:table-cell>
        </table:table-row>
      </table:table>
      <text:p text:style-name="P15"><draw:frame draw:style-name="fr2" draw:name="Object1" text:anchor-type="char" svg:y="0.052in" svg:width="5.9756in" svg:height="3.6602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14"><text:span text:style-name="T4">Notes: </text:span>I noticed large variations in elapsed time for these tests. <text:span text:style-name="T3">In some cases, performance would drop to 5-10x slower relative to previous runs with the exact same configuration. </text:span>I <text:span text:style-name="T3">hypothesize that</text:span> CPU scheduling noise <text:span text:style-name="T3">may be contributing to this</text:span>. I took the best of <text:span text:style-name="T4">~10 </text:span>samples for my results. <text:span text:style-name="T3">One common method to combat this running the test 100s of times and choosing the best case result (this is what a popular Python testing framework, “timeit”, recommends) which would have the lowest OS/CPU scheduling noise.</text:span></text:p>
      <text:p text:style-name="P20"/>
      <text:p text:style-name="P20"/>
      <text:p text:style-name="P21">c)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(Square) Matrix Length</text:p>
          </table:table-cell>
          <table:table-cell table:style-name="Table3.A1" office:value-type="string">
            <text:p text:style-name="P11">N=1</text:p>
          </table:table-cell>
          <table:table-cell table:style-name="Table3.C1" office:value-type="string">
            <text:p text:style-name="P9"><text:span text:style-name="T8">N = Matrix Length / 100</text:span></text:p>
          </table:table-cell>
        </table:table-row>
        <table:table-row>
          <table:table-cell table:style-name="Table3.A2" office:value-type="string">
            <text:p text:style-name="P9"><text:span text:style-name="T9">1/</text:span>100 <text:span text:style-name="T9">(1x)</text:span></text:p>
          </table:table-cell>
          <table:table-cell table:style-name="Table3.A2" office:value-type="string">
            <text:p text:style-name="P8">0.002700</text:p>
          </table:table-cell>
          <table:table-cell table:style-name="Table3.C2" office:value-type="string">
            <text:p text:style-name="Table_20_Contents">0.002686</text:p>
          </table:table-cell>
        </table:table-row>
        <table:table-row>
          <table:table-cell table:style-name="Table3.A2" office:value-type="string">
            <text:p text:style-name="P9"><text:span text:style-name="T9">2/</text:span>200 <text:span text:style-name="T9">(</text:span><text:span text:style-name="T10">1.879</text:span><text:span text:style-name="T9">x)</text:span></text:p>
          </table:table-cell>
          <table:table-cell table:style-name="Table3.A2" office:value-type="string">
            <text:p text:style-name="P8">0.020815</text:p>
          </table:table-cell>
          <table:table-cell table:style-name="Table3.C2" office:value-type="string">
            <text:p text:style-name="Table_20_Contents">0.011075</text:p>
          </table:table-cell>
        </table:table-row>
        <table:table-row>
          <table:table-cell table:style-name="Table3.A2" office:value-type="string">
            <text:p text:style-name="P10"><text:span text:style-name="T9">4/</text:span>400 <text:span text:style-name="T9">(</text:span><text:span text:style-name="T10">1.937</text:span><text:span text:style-name="T9">x)</text:span></text:p>
          </table:table-cell>
          <table:table-cell table:style-name="Table3.A2" office:value-type="string">
            <text:p text:style-name="P8">0.167957</text:p>
          </table:table-cell>
          <table:table-cell table:style-name="Table3.C2" office:value-type="string">
            <text:p text:style-name="Table_20_Contents">0.086711</text:p>
          </table:table-cell>
        </table:table-row>
        <table:table-row>
          <table:table-cell table:style-name="Table3.A2" office:value-type="string">
            <text:p text:style-name="P10"><text:span text:style-name="T9">8/</text:span>800 <text:span text:style-name="T9">(</text:span><text:span text:style-name="T10">4.561</text:span><text:span text:style-name="T9">x)</text:span></text:p>
          </table:table-cell>
          <table:table-cell table:style-name="Table3.A2" office:value-type="string">
            <text:p text:style-name="P8">1.379397</text:p>
          </table:table-cell>
          <table:table-cell table:style-name="Table3.C2" office:value-type="string">
            <text:p text:style-name="Table_20_Contents">0.302432</text:p>
          </table:table-cell>
        </table:table-row>
        <table:table-row>
          <table:table-cell table:style-name="Table3.A2" office:value-type="string">
            <text:p text:style-name="P10"><text:span text:style-name="T9">16/</text:span>1600 <text:span text:style-name="T9">(</text:span><text:span text:style-name="T10">7.234</text:span><text:span text:style-name="T9">x)</text:span></text:p>
          </table:table-cell>
          <table:table-cell table:style-name="Table3.A2" office:value-type="string">
            <text:p text:style-name="P8">11.960244</text:p>
          </table:table-cell>
          <table:table-cell table:style-name="Table3.C2" office:value-type="string">
            <text:p text:style-name="Table_20_Contents">1.653232</text:p>
          </table:table-cell>
        </table:table-row>
      </table:table>
      <text:p text:style-name="P22"/>
      <text:p text:style-name="P23"/>
      <text:p text:style-name="P23"><draw:frame draw:style-name="fr1" draw:name="Object2" text:anchor-type="char" svg:width="6.2984in" svg:height="3.5429in" draw:z-index="1"><draw:object xlink:href="./Object 4" xlink:type="simple" xlink:show="embed" xlink:actuate="onLoad" draw:notify-on-update-of-ranges="Table3"/><draw:image xlink:href="./ObjectReplacements/Object 4" xlink:type="simple" xlink:show="embed" xlink:actuate="onLoad"/></draw:frame></text:p>
      <text:p text:style-name="P23"/>
      <text:h text:style-name="P5" text:outline-level="1">Part 2: Hybrid Programming Model: MPI + OpenMP</text:h>
      <text:p text:style-name="P23"><text:span text:style-name="T11">d</text:span>) <text:span text:style-name="T12">Output:</text:span></text:p>
      <text:p text:style-name="P19">mpi_mm has started with 8 tasks.</text:p>
      <text:p text:style-name="P19">Matrix A: #rows 60; #cols 12</text:p>
      <text:p text:style-name="P19">Matrix B: #rows 12; #cols 10</text:p>
      <text:p text:style-name="P19"/>
      <text:p text:style-name="P19">Initializing arrays...</text:p>
      <text:p text:style-name="P19"><text:s/>Contents of matrix A</text:p>
      <text:p text:style-name="P19">0<text:tab/>1<text:tab/>2<text:tab/>3<text:tab/>4<text:tab/>5<text:tab/>6<text:tab/>7<text:tab/>8<text:tab/>9<text:tab/>10<text:tab/>11<text:tab/></text:p>
      <text:p text:style-name="P19">1<text:tab/>2<text:tab/>3<text:tab/>4<text:tab/>5<text:tab/>6<text:tab/>7<text:tab/>8<text:tab/>9<text:tab/>10<text:tab/>11<text:tab/>12<text:tab/></text:p>
      <text:p text:style-name="P19">2<text:tab/>3<text:tab/>4<text:tab/>5<text:tab/>6<text:tab/>7<text:tab/>8<text:tab/>9<text:tab/>10<text:tab/>11<text:tab/>12<text:tab/>13<text:tab/></text:p>
      <text:p text:style-name="P19">3<text:tab/>4<text:tab/>5<text:tab/>6<text:tab/>7<text:tab/>8<text:tab/>9<text:tab/>10<text:tab/>11<text:tab/>12<text:tab/>13<text:tab/>14<text:tab/></text:p>
      <text:p text:style-name="P19">4<text:tab/>5<text:tab/>6<text:tab/>7<text:tab/>8<text:tab/>9<text:tab/>10<text:tab/>11<text:tab/>12<text:tab/>13<text:tab/>14<text:tab/>15<text:tab/></text:p>
      <text:p text:style-name="P19">5<text:tab/>6<text:tab/>7<text:tab/>8<text:tab/>9<text:tab/>10<text:tab/>11<text:tab/>12<text:tab/>13<text:tab/>14<text:tab/>15<text:tab/>16<text:tab/></text:p>
      <text:p text:style-name="P19">6<text:tab/>7<text:tab/>8<text:tab/>9<text:tab/>10<text:tab/>11<text:tab/>12<text:tab/>13<text:tab/>14<text:tab/>15<text:tab/>16<text:tab/>17<text:tab/></text:p>
      <text:p text:style-name="P19">7<text:tab/>8<text:tab/>9<text:tab/>10<text:tab/>11<text:tab/>12<text:tab/>13<text:tab/>14<text:tab/>15<text:tab/>16<text:tab/>17<text:tab/>18<text:tab/></text:p>
      <text:p text:style-name="P19">8<text:tab/>9<text:tab/>10<text:tab/>11<text:tab/>12<text:tab/>13<text:tab/>14<text:tab/>15<text:tab/>16<text:tab/>17<text:tab/>18<text:tab/>19<text:tab/></text:p>
      <text:p text:style-name="P19">9<text:tab/>10<text:tab/>11<text:tab/>12<text:tab/>13<text:tab/>14<text:tab/>15<text:tab/>16<text:tab/>17<text:tab/>18<text:tab/>19<text:tab/>20<text:tab/></text:p>
      <text:p text:style-name="P19">10<text:tab/>11<text:tab/>12<text:tab/>13<text:tab/>14<text:tab/>15<text:tab/>16<text:tab/>17<text:tab/>18<text:tab/>19<text:tab/>20<text:tab/>21<text:tab/></text:p>
      <text:p text:style-name="P19">11<text:tab/>12<text:tab/>13<text:tab/>14<text:tab/>15<text:tab/>16<text:tab/>17<text:tab/>18<text:tab/>19<text:tab/>20<text:tab/>21<text:tab/>22<text:tab/></text:p>
      <text:p text:style-name="P19">12<text:tab/>13<text:tab/>14<text:tab/>15<text:tab/>16<text:tab/>17<text:tab/>18<text:tab/>19<text:tab/>20<text:tab/>21<text:tab/>22<text:tab/>23<text:tab/></text:p>
      <text:p text:style-name="P19">13<text:tab/>14<text:tab/>15<text:tab/>16<text:tab/>17<text:tab/>18<text:tab/>19<text:tab/>20<text:tab/>21<text:tab/>22<text:tab/>23<text:tab/>24<text:tab/></text:p>
      <text:p text:style-name="P19">14<text:tab/>15<text:tab/>16<text:tab/>17<text:tab/>18<text:tab/>19<text:tab/>20<text:tab/>21<text:tab/>22<text:tab/>23<text:tab/>24<text:tab/>25<text:tab/></text:p>
      <text:p text:style-name="P19">15<text:tab/>16<text:tab/>17<text:tab/>18<text:tab/>19<text:tab/>20<text:tab/>21<text:tab/>22<text:tab/>23<text:tab/>24<text:tab/>25<text:tab/>26<text:tab/></text:p>
      <text:p text:style-name="P19">16<text:tab/>17<text:tab/>18<text:tab/>19<text:tab/>20<text:tab/>21<text:tab/>22<text:tab/>23<text:tab/>24<text:tab/>25<text:tab/>26<text:tab/>27<text:tab/></text:p>
      <text:p text:style-name="P19">17<text:tab/>18<text:tab/>19<text:tab/>20<text:tab/>21<text:tab/>22<text:tab/>23<text:tab/>24<text:tab/>25<text:tab/>26<text:tab/>27<text:tab/>28<text:tab/></text:p>
      <text:p text:style-name="P19">18<text:tab/>19<text:tab/>20<text:tab/>21<text:tab/>22<text:tab/>23<text:tab/>24<text:tab/>25<text:tab/>26<text:tab/>27<text:tab/>28<text:tab/>29<text:tab/></text:p>
      <text:p text:style-name="P19">19<text:tab/>20<text:tab/>21<text:tab/>22<text:tab/>23<text:tab/>24<text:tab/>25<text:tab/>26<text:tab/>27<text:tab/>28<text:tab/>29<text:tab/>30<text:tab/></text:p>
      <text:p text:style-name="P19">20<text:tab/>21<text:tab/>22<text:tab/>23<text:tab/>24<text:tab/>25<text:tab/>26<text:tab/>27<text:tab/>28<text:tab/>29<text:tab/>30<text:tab/>31<text:tab/></text:p>
      <text:p text:style-name="P19"><text:soft-page-break/>21<text:tab/>22<text:tab/>23<text:tab/>24<text:tab/>25<text:tab/>26<text:tab/>27<text:tab/>28<text:tab/>29<text:tab/>30<text:tab/>31<text:tab/>32<text:tab/></text:p>
      <text:p text:style-name="P19">22<text:tab/>23<text:tab/>24<text:tab/>25<text:tab/>26<text:tab/>27<text:tab/>28<text:tab/>29<text:tab/>30<text:tab/>31<text:tab/>32<text:tab/>33<text:tab/></text:p>
      <text:p text:style-name="P19">23<text:tab/>24<text:tab/>25<text:tab/>26<text:tab/>27<text:tab/>28<text:tab/>29<text:tab/>30<text:tab/>31<text:tab/>32<text:tab/>33<text:tab/>34<text:tab/></text:p>
      <text:p text:style-name="P19">24<text:tab/>25<text:tab/>26<text:tab/>27<text:tab/>28<text:tab/>29<text:tab/>30<text:tab/>31<text:tab/>32<text:tab/>33<text:tab/>34<text:tab/>35<text:tab/></text:p>
      <text:p text:style-name="P19">25<text:tab/>26<text:tab/>27<text:tab/>28<text:tab/>29<text:tab/>30<text:tab/>31<text:tab/>32<text:tab/>33<text:tab/>34<text:tab/>35<text:tab/>36<text:tab/></text:p>
      <text:p text:style-name="P19">26<text:tab/>27<text:tab/>28<text:tab/>29<text:tab/>30<text:tab/>31<text:tab/>32<text:tab/>33<text:tab/>34<text:tab/>35<text:tab/>36<text:tab/>37<text:tab/></text:p>
      <text:p text:style-name="P19">27<text:tab/>28<text:tab/>29<text:tab/>30<text:tab/>31<text:tab/>32<text:tab/>33<text:tab/>34<text:tab/>35<text:tab/>36<text:tab/>37<text:tab/>38<text:tab/></text:p>
      <text:p text:style-name="P19">28<text:tab/>29<text:tab/>30<text:tab/>31<text:tab/>32<text:tab/>33<text:tab/>34<text:tab/>35<text:tab/>36<text:tab/>37<text:tab/>38<text:tab/>39<text:tab/></text:p>
      <text:p text:style-name="P19">29<text:tab/>30<text:tab/>31<text:tab/>32<text:tab/>33<text:tab/>34<text:tab/>35<text:tab/>36<text:tab/>37<text:tab/>38<text:tab/>39<text:tab/>40<text:tab/></text:p>
      <text:p text:style-name="P19">30<text:tab/>31<text:tab/>32<text:tab/>33<text:tab/>34<text:tab/>35<text:tab/>36<text:tab/>37<text:tab/>38<text:tab/>39<text:tab/>40<text:tab/>41<text:tab/></text:p>
      <text:p text:style-name="P19">31<text:tab/>32<text:tab/>33<text:tab/>34<text:tab/>35<text:tab/>36<text:tab/>37<text:tab/>38<text:tab/>39<text:tab/>40<text:tab/>41<text:tab/>42<text:tab/></text:p>
      <text:p text:style-name="P19">32<text:tab/>33<text:tab/>34<text:tab/>35<text:tab/>36<text:tab/>37<text:tab/>38<text:tab/>39<text:tab/>40<text:tab/>41<text:tab/>42<text:tab/>43<text:tab/></text:p>
      <text:p text:style-name="P19">33<text:tab/>34<text:tab/>35<text:tab/>36<text:tab/>37<text:tab/>38<text:tab/>39<text:tab/>40<text:tab/>41<text:tab/>42<text:tab/>43<text:tab/>44<text:tab/></text:p>
      <text:p text:style-name="P19">34<text:tab/>35<text:tab/>36<text:tab/>37<text:tab/>38<text:tab/>39<text:tab/>40<text:tab/>41<text:tab/>42<text:tab/>43<text:tab/>44<text:tab/>45<text:tab/></text:p>
      <text:p text:style-name="P19">35<text:tab/>36<text:tab/>37<text:tab/>38<text:tab/>39<text:tab/>40<text:tab/>41<text:tab/>42<text:tab/>43<text:tab/>44<text:tab/>45<text:tab/>46<text:tab/></text:p>
      <text:p text:style-name="P19">36<text:tab/>37<text:tab/>38<text:tab/>39<text:tab/>40<text:tab/>41<text:tab/>42<text:tab/>43<text:tab/>44<text:tab/>45<text:tab/>46<text:tab/>47<text:tab/></text:p>
      <text:p text:style-name="P19">37<text:tab/>38<text:tab/>39<text:tab/>40<text:tab/>41<text:tab/>42<text:tab/>43<text:tab/>44<text:tab/>45<text:tab/>46<text:tab/>47<text:tab/>48<text:tab/></text:p>
      <text:p text:style-name="P19">38<text:tab/>39<text:tab/>40<text:tab/>41<text:tab/>42<text:tab/>43<text:tab/>44<text:tab/>45<text:tab/>46<text:tab/>47<text:tab/>48<text:tab/>49<text:tab/></text:p>
      <text:p text:style-name="P19">39<text:tab/>40<text:tab/>41<text:tab/>42<text:tab/>43<text:tab/>44<text:tab/>45<text:tab/>46<text:tab/>47<text:tab/>48<text:tab/>49<text:tab/>50<text:tab/></text:p>
      <text:p text:style-name="P19">40<text:tab/>41<text:tab/>42<text:tab/>43<text:tab/>44<text:tab/>45<text:tab/>46<text:tab/>47<text:tab/>48<text:tab/>49<text:tab/>50<text:tab/>51<text:tab/></text:p>
      <text:p text:style-name="P19">41<text:tab/>42<text:tab/>43<text:tab/>44<text:tab/>45<text:tab/>46<text:tab/>47<text:tab/>48<text:tab/>49<text:tab/>50<text:tab/>51<text:tab/>52<text:tab/></text:p>
      <text:p text:style-name="P19">42<text:tab/>43<text:tab/>44<text:tab/>45<text:tab/>46<text:tab/>47<text:tab/>48<text:tab/>49<text:tab/>50<text:tab/>51<text:tab/>52<text:tab/>53<text:tab/></text:p>
      <text:p text:style-name="P19">43<text:tab/>44<text:tab/>45<text:tab/>46<text:tab/>47<text:tab/>48<text:tab/>49<text:tab/>50<text:tab/>51<text:tab/>52<text:tab/>53<text:tab/>54<text:tab/></text:p>
      <text:p text:style-name="P19">44<text:tab/>45<text:tab/>46<text:tab/>47<text:tab/>48<text:tab/>49<text:tab/>50<text:tab/>51<text:tab/>52<text:tab/>53<text:tab/>54<text:tab/>55<text:tab/></text:p>
      <text:p text:style-name="P19">45<text:tab/>46<text:tab/>47<text:tab/>48<text:tab/>49<text:tab/>50<text:tab/>51<text:tab/>52<text:tab/>53<text:tab/>54<text:tab/>55<text:tab/>56<text:tab/></text:p>
      <text:p text:style-name="P19">46<text:tab/>47<text:tab/>48<text:tab/>49<text:tab/>50<text:tab/>51<text:tab/>52<text:tab/>53<text:tab/>54<text:tab/>55<text:tab/>56<text:tab/>57<text:tab/></text:p>
      <text:p text:style-name="P19">47<text:tab/>48<text:tab/>49<text:tab/>50<text:tab/>51<text:tab/>52<text:tab/>53<text:tab/>54<text:tab/>55<text:tab/>56<text:tab/>57<text:tab/>58<text:tab/></text:p>
      <text:p text:style-name="P19">48<text:tab/>49<text:tab/>50<text:tab/>51<text:tab/>52<text:tab/>53<text:tab/>54<text:tab/>55<text:tab/>56<text:tab/>57<text:tab/>58<text:tab/>59<text:tab/></text:p>
      <text:p text:style-name="P19">49<text:tab/>50<text:tab/>51<text:tab/>52<text:tab/>53<text:tab/>54<text:tab/>55<text:tab/>56<text:tab/>57<text:tab/>58<text:tab/>59<text:tab/>60<text:tab/></text:p>
      <text:p text:style-name="P19">50<text:tab/>51<text:tab/>52<text:tab/>53<text:tab/>54<text:tab/>55<text:tab/>56<text:tab/>57<text:tab/>58<text:tab/>59<text:tab/>60<text:tab/>61<text:tab/></text:p>
      <text:p text:style-name="P19"><text:soft-page-break/>51<text:tab/>52<text:tab/>53<text:tab/>54<text:tab/>55<text:tab/>56<text:tab/>57<text:tab/>58<text:tab/>59<text:tab/>60<text:tab/>61<text:tab/>62<text:tab/></text:p>
      <text:p text:style-name="P19">52<text:tab/>53<text:tab/>54<text:tab/>55<text:tab/>56<text:tab/>57<text:tab/>58<text:tab/>59<text:tab/>60<text:tab/>61<text:tab/>62<text:tab/>63<text:tab/></text:p>
      <text:p text:style-name="P19">53<text:tab/>54<text:tab/>55<text:tab/>56<text:tab/>57<text:tab/>58<text:tab/>59<text:tab/>60<text:tab/>61<text:tab/>62<text:tab/>63<text:tab/>64<text:tab/></text:p>
      <text:p text:style-name="P19">54<text:tab/>55<text:tab/>56<text:tab/>57<text:tab/>58<text:tab/>59<text:tab/>60<text:tab/>61<text:tab/>62<text:tab/>63<text:tab/>64<text:tab/>65<text:tab/></text:p>
      <text:p text:style-name="P19">55<text:tab/>56<text:tab/>57<text:tab/>58<text:tab/>59<text:tab/>60<text:tab/>61<text:tab/>62<text:tab/>63<text:tab/>64<text:tab/>65<text:tab/>66<text:tab/></text:p>
      <text:p text:style-name="P19">56<text:tab/>57<text:tab/>58<text:tab/>59<text:tab/>60<text:tab/>61<text:tab/>62<text:tab/>63<text:tab/>64<text:tab/>65<text:tab/>66<text:tab/>67<text:tab/></text:p>
      <text:p text:style-name="P19">57<text:tab/>58<text:tab/>59<text:tab/>60<text:tab/>61<text:tab/>62<text:tab/>63<text:tab/>64<text:tab/>65<text:tab/>66<text:tab/>67<text:tab/>68<text:tab/></text:p>
      <text:p text:style-name="P19">58<text:tab/>59<text:tab/>60<text:tab/>61<text:tab/>62<text:tab/>63<text:tab/>64<text:tab/>65<text:tab/>66<text:tab/>67<text:tab/>68<text:tab/>69<text:tab/></text:p>
      <text:p text:style-name="P19">59<text:tab/>60<text:tab/>61<text:tab/>62<text:tab/>63<text:tab/>64<text:tab/>65<text:tab/>66<text:tab/>67<text:tab/>68<text:tab/>69<text:tab/>70<text:tab/></text:p>
      <text:p text:style-name="P19"><text:s/>Contents of matrix B</text:p>
      <text:p text:style-name="P19">0<text:tab/>-1<text:tab/>-2<text:tab/>-3<text:tab/>-4<text:tab/>-5<text:tab/>-6<text:tab/>-7<text:tab/>-8<text:tab/>-9<text:tab/></text:p>
      <text:p text:style-name="P19"/>
      <text:p text:style-name="P19">1<text:tab/>0<text:tab/>-1<text:tab/>-2<text:tab/>-3<text:tab/>-4<text:tab/>-5<text:tab/>-6<text:tab/>-7<text:tab/>-8<text:tab/></text:p>
      <text:p text:style-name="P19"/>
      <text:p text:style-name="P19">2<text:tab/>1<text:tab/>0<text:tab/>-1<text:tab/>-2<text:tab/>-3<text:tab/>-4<text:tab/>-5<text:tab/>-6<text:tab/>-7<text:tab/></text:p>
      <text:p text:style-name="P19"/>
      <text:p text:style-name="P19">3<text:tab/>2<text:tab/>1<text:tab/>0<text:tab/>-1<text:tab/>-2<text:tab/>-3<text:tab/>-4<text:tab/>-5<text:tab/>-6<text:tab/></text:p>
      <text:p text:style-name="P19"/>
      <text:p text:style-name="P19">4<text:tab/>3<text:tab/>2<text:tab/>1<text:tab/>0<text:tab/>-1<text:tab/>-2<text:tab/>-3<text:tab/>-4<text:tab/>-5<text:tab/></text:p>
      <text:p text:style-name="P19"/>
      <text:p text:style-name="P19">5<text:tab/>4<text:tab/>3<text:tab/>2<text:tab/>1<text:tab/>0<text:tab/>-1<text:tab/>-2<text:tab/>-3<text:tab/>-4<text:tab/></text:p>
      <text:p text:style-name="P19"/>
      <text:p text:style-name="P19">6<text:tab/>5<text:tab/>4<text:tab/>3<text:tab/>2<text:tab/>1<text:tab/>0<text:tab/>-1<text:tab/>-2<text:tab/>-3<text:tab/></text:p>
      <text:p text:style-name="P19"/>
      <text:p text:style-name="P19">7<text:tab/>6<text:tab/>5<text:tab/>4<text:tab/>3<text:tab/>2<text:tab/>1<text:tab/>0<text:tab/>-1<text:tab/>-2<text:tab/></text:p>
      <text:p text:style-name="P19"/>
      <text:p text:style-name="P19">8<text:tab/>7<text:tab/>6<text:tab/>5<text:tab/>4<text:tab/>3<text:tab/>2<text:tab/>1<text:tab/>0<text:tab/>-1<text:tab/></text:p>
      <text:p text:style-name="P19"/>
      <text:p text:style-name="P19">9<text:tab/>8<text:tab/>7<text:tab/>6<text:tab/>5<text:tab/>4<text:tab/>3<text:tab/>2<text:tab/>1<text:tab/>0<text:tab/></text:p>
      <text:p text:style-name="P19"/>
      <text:p text:style-name="P19"><text:soft-page-break/>10<text:tab/>9<text:tab/>8<text:tab/>7<text:tab/>6<text:tab/>5<text:tab/>4<text:tab/>3<text:tab/>2<text:tab/>1<text:tab/></text:p>
      <text:p text:style-name="P19"/>
      <text:p text:style-name="P19">11<text:tab/>10<text:tab/>9<text:tab/>8<text:tab/>7<text:tab/>6<text:tab/>5<text:tab/>4<text:tab/>3<text:tab/>2<text:tab/></text:p>
      <text:p text:style-name="P19"/>
      <text:p text:style-name="P19">Sending 9 rows to task 1 offset=0</text:p>
      <text:p text:style-name="P19">Sending 9 rows to task 2 offset=9</text:p>
      <text:p text:style-name="P19">Sending 9 rows to task 3 offset=18</text:p>
      <text:p text:style-name="P19">Sending 9 rows to task 4 offset=27</text:p>
      <text:p text:style-name="P19">Sending 8 rows to task 5 offset=36</text:p>
      <text:p text:style-name="P19">Sending 8 rows to task 6 offset=44</text:p>
      <text:p text:style-name="P19">Sending 8 rows to task 7 offset=52</text:p>
      <text:p text:style-name="P19">Received results from task 1</text:p>
      <text:p text:style-name="P19">Received results from task 2</text:p>
      <text:p text:style-name="P19">Received results from task 3</text:p>
      <text:p text:style-name="P19">Received results from task 4</text:p>
      <text:p text:style-name="P19">Received results from task 5</text:p>
      <text:p text:style-name="P19">Received results from task 6</text:p>
      <text:p text:style-name="P19">Received results from task 7</text:p>
      <text:p text:style-name="P19"/>
      <text:p text:style-name="P19">******************************************************</text:p>
      <text:p text:style-name="P19">Result Matrix:</text:p>
      <text:p text:style-name="P19"/>
      <text:p text:style-name="P19">506<text:tab/>402<text:tab/>106<text:tab/>304<text:tab/>242<text:tab/>53<text:tab/>110<text:tab/>34<text:tab/>14<text:tab/>-88<text:tab/></text:p>
      <text:p text:style-name="P19">792<text:tab/>84<text:tab/>416<text:tab/>228<text:tab/>-20<text:tab/>182<text:tab/>-4<text:tab/>47<text:tab/>-52<text:tab/>-121<text:tab/></text:p>
      <text:p text:style-name="P19">638<text:tab/>548<text:tab/>458<text:tab/>368<text:tab/>278<text:tab/>188<text:tab/>98<text:tab/>8<text:tab/>-82<text:tab/>-172<text:tab/></text:p>
      <text:p text:style-name="P19">704<text:tab/>602<text:tab/>500<text:tab/>398<text:tab/>296<text:tab/>194<text:tab/>22<text:tab/>36<text:tab/>-170<text:tab/>-214<text:tab/></text:p>
      <text:p text:style-name="P19">38<text:tab/>700<text:tab/>308<text:tab/>520<text:tab/>302<text:tab/>200<text:tab/>154<text:tab/>-30<text:tab/>-308<text:tab/>-236<text:tab/></text:p>
      <text:p text:style-name="P19">1423<text:tab/>1700<text:tab/>1250<text:tab/>465<text:tab/>332<text:tab/>231<text:tab/>99<text:tab/>-155<text:tab/>1574<text:tab/>-208<text:tab/></text:p>
      <text:p text:style-name="P19">784<text:tab/>764<text:tab/>564<text:tab/>-32<text:tab/>292<text:tab/>212<text:tab/>74<text:tab/>-64<text:tab/>-202<text:tab/>-340<text:tab/></text:p>
      <text:p text:style-name="P19">968<text:tab/>818<text:tab/>668<text:tab/>518<text:tab/>368<text:tab/>218<text:tab/>68<text:tab/>-82<text:tab/>-232<text:tab/>-382<text:tab/></text:p>
      <text:p text:style-name="P19"><text:soft-page-break/>929<text:tab/>311<text:tab/>1070<text:tab/>-52<text:tab/>386<text:tab/>590<text:tab/>-56<text:tab/>78<text:tab/>-120<text:tab/>-266<text:tab/></text:p>
      <text:p text:style-name="P19">2918<text:tab/>409<text:tab/>752<text:tab/>492<text:tab/>346<text:tab/>-38<text:tab/>428<text:tab/>-43<text:tab/>-84<text:tab/>-588<text:tab/></text:p>
      <text:p text:style-name="P19">1127<text:tab/>1742<text:tab/>10<text:tab/>96<text:tab/>422<text:tab/>236<text:tab/>50<text:tab/>-136<text:tab/>-322<text:tab/>-508<text:tab/></text:p>
      <text:p text:style-name="P19">1232<text:tab/>1034<text:tab/>836<text:tab/>638<text:tab/>440<text:tab/>242<text:tab/>44<text:tab/>-154<text:tab/>-352<text:tab/>-550<text:tab/></text:p>
      <text:p text:style-name="P19">1149<text:tab/>860<text:tab/>2413<text:tab/>1134<text:tab/>216<text:tab/>37952<text:tab/>38<text:tab/>9528<text:tab/>-552<text:tab/>-450<text:tab/></text:p>
      <text:p text:style-name="P19">1478<text:tab/>744<text:tab/>794<text:tab/>508<text:tab/>694<text:tab/>393<text:tab/>32<text:tab/>-269<text:tab/>-254<text:tab/>-848<text:tab/></text:p>
      <text:p text:style-name="P19">1430<text:tab/>1196<text:tab/>962<text:tab/>728<text:tab/>494<text:tab/>260<text:tab/>26<text:tab/>-208<text:tab/>-442<text:tab/>-676<text:tab/></text:p>
      <text:p text:style-name="P19">1496<text:tab/>1250<text:tab/>1004<text:tab/>758<text:tab/>512<text:tab/>266<text:tab/>20<text:tab/>-226<text:tab/>-472<text:tab/>-718<text:tab/></text:p>
      <text:p text:style-name="P19">1562<text:tab/>1304<text:tab/>1046<text:tab/>788<text:tab/>530<text:tab/>272<text:tab/>14<text:tab/>-244<text:tab/>-502<text:tab/>-760<text:tab/></text:p>
      <text:p text:style-name="P19">1628<text:tab/>1358<text:tab/>1088<text:tab/>818<text:tab/>548<text:tab/>278<text:tab/>8<text:tab/>-262<text:tab/>-532<text:tab/>-802<text:tab/></text:p>
      <text:p text:style-name="P19">1124<text:tab/>1412<text:tab/>1130<text:tab/>434<text:tab/>566<text:tab/>-411<text:tab/>32<text:tab/>-340<text:tab/>-1254<text:tab/>-570<text:tab/></text:p>
      <text:p text:style-name="P19">1760<text:tab/>1466<text:tab/>1172<text:tab/>878<text:tab/>584<text:tab/>290<text:tab/>-4<text:tab/>-298<text:tab/>-592<text:tab/>-886<text:tab/></text:p>
      <text:p text:style-name="P19">1826<text:tab/>1520<text:tab/>1214<text:tab/>908<text:tab/>602<text:tab/>296<text:tab/>-10<text:tab/>-316<text:tab/>-622<text:tab/>-928<text:tab/></text:p>
      <text:p text:style-name="P19">832<text:tab/>1946<text:tab/>873<text:tab/>98<text:tab/>92<text:tab/>-335<text:tab/>150<text:tab/>-334<text:tab/>0<text:tab/>-984<text:tab/></text:p>
      <text:p text:style-name="P19">498<text:tab/>1724<text:tab/>1323<text:tab/>152<text:tab/>638<text:tab/>308<text:tab/>-343<text:tab/>-512<text:tab/>-316<text:tab/>-922<text:tab/></text:p>
      <text:p text:style-name="P19">2024<text:tab/>1682<text:tab/>1340<text:tab/>998<text:tab/>656<text:tab/>314<text:tab/>-28<text:tab/>-370<text:tab/>-712<text:tab/>-1054<text:tab/></text:p>
      <text:p text:style-name="P19">2090<text:tab/>1736<text:tab/>1382<text:tab/>1028<text:tab/>674<text:tab/>320<text:tab/>-34<text:tab/>-388<text:tab/>-742<text:tab/>-1096<text:tab/></text:p>
      <text:p text:style-name="P19">2156<text:tab/>1790<text:tab/>1424<text:tab/>1058<text:tab/>692<text:tab/>326<text:tab/>-40<text:tab/>-406<text:tab/>-772<text:tab/>-1138<text:tab/></text:p>
      <text:p text:style-name="P19">2222<text:tab/>1844<text:tab/>1466<text:tab/>1088<text:tab/>710<text:tab/>332<text:tab/>-46<text:tab/>-424<text:tab/>-802<text:tab/>-1180<text:tab/></text:p>
      <text:p text:style-name="P19">2288<text:tab/>1898<text:tab/>1508<text:tab/>1118<text:tab/>728<text:tab/>338<text:tab/>-52<text:tab/>-442<text:tab/>-832<text:tab/>-1128<text:tab/></text:p>
      <text:p text:style-name="P19">2109<text:tab/>672<text:tab/>1486<text:tab/>836<text:tab/>189<text:tab/>612<text:tab/>-520<text:tab/>-460<text:tab/>-862<text:tab/>-1264<text:tab/></text:p>
      <text:p text:style-name="P19">2420<text:tab/>2006<text:tab/>1592<text:tab/>1178<text:tab/>764<text:tab/>68403<text:tab/>98<text:tab/>40<text:tab/>32188<text:tab/>-1663<text:tab/></text:p>
      <text:p text:style-name="P19">2486<text:tab/>2060<text:tab/>1634<text:tab/>1208<text:tab/>782<text:tab/>356<text:tab/>-70<text:tab/>-496<text:tab/>-922<text:tab/>-1348<text:tab/></text:p>
      <text:p text:style-name="P19">1632<text:tab/>925<text:tab/>10<text:tab/>364<text:tab/>800<text:tab/>362<text:tab/>-76<text:tab/>-514<text:tab/>-952<text:tab/>-1390<text:tab/></text:p>
      <text:p text:style-name="P19">3119<text:tab/>266<text:tab/>1718<text:tab/>1222<text:tab/>523<text:tab/>134<text:tab/>-324<text:tab/>-350<text:tab/>-344<text:tab/>-1092<text:tab/></text:p>
      <text:p text:style-name="P19">2684<text:tab/>2222<text:tab/>1760<text:tab/>1298<text:tab/>836<text:tab/>374<text:tab/>-88<text:tab/>-550<text:tab/>-1012<text:tab/>-1474<text:tab/></text:p>
      <text:p text:style-name="P19">2750<text:tab/>2276<text:tab/>1802<text:tab/>1328<text:tab/>854<text:tab/>380<text:tab/>-94<text:tab/>-568<text:tab/>-1042<text:tab/>-1516<text:tab/></text:p>
      <text:p text:style-name="P19">2816<text:tab/>2330<text:tab/>1844<text:tab/>1358<text:tab/>872<text:tab/>386<text:tab/>-100<text:tab/>-586<text:tab/>-1072<text:tab/>-1558<text:tab/></text:p>
      <text:p text:style-name="P19">2882<text:tab/>2384<text:tab/>1886<text:tab/>1388<text:tab/>890<text:tab/>392<text:tab/>-106<text:tab/>-604<text:tab/>-1102<text:tab/>-1600<text:tab/></text:p>
      <text:p text:style-name="P19">9984<text:tab/>2438<text:tab/>1928<text:tab/>741<text:tab/>908<text:tab/>852<text:tab/>-22<text:tab/>-622<text:tab/>-600<text:tab/>-1597<text:tab/></text:p>
      <text:p text:style-name="P19"><text:soft-page-break/>2750<text:tab/>2222<text:tab/>964<text:tab/>1448<text:tab/>975<text:tab/>270<text:tab/>-37<text:tab/>-358<text:tab/>-1207<text:tab/>-1684<text:tab/></text:p>
      <text:p text:style-name="P19">4497<text:tab/>2421<text:tab/>2012<text:tab/>1478<text:tab/>479<text:tab/>629<text:tab/>12<text:tab/>73933<text:tab/>-1441<text:tab/>-1726<text:tab/></text:p>
      <text:p text:style-name="P19">3146<text:tab/>2600<text:tab/>2054<text:tab/>1508<text:tab/>962<text:tab/>416<text:tab/>-130<text:tab/>-526<text:tab/>-1222<text:tab/>-1768<text:tab/></text:p>
      <text:p text:style-name="P19">3212<text:tab/>2654<text:tab/>2096<text:tab/>1538<text:tab/>980<text:tab/>422<text:tab/>364<text:tab/>-1065<text:tab/>-792<text:tab/>-359<text:tab/></text:p>
      <text:p text:style-name="P19">3278<text:tab/>6496<text:tab/>2138<text:tab/>1698<text:tab/>998<text:tab/>124682<text:tab/>-142<text:tab/>-712<text:tab/>-1282<text:tab/>-1852<text:tab/></text:p>
      <text:p text:style-name="P19">2126<text:tab/>542<text:tab/>1816<text:tab/>1996<text:tab/>648<text:tab/>132<text:tab/>-300<text:tab/>-585<text:tab/>-332<text:tab/>-1169<text:tab/></text:p>
      <text:p text:style-name="P19">3410<text:tab/>2816<text:tab/>2222<text:tab/>1628<text:tab/>1034<text:tab/>153364<text:tab/>-798<text:tab/>-748<text:tab/>-670<text:tab/>-1270<text:tab/></text:p>
      <text:p text:style-name="P19">5022<text:tab/>2870<text:tab/>2264<text:tab/>1658<text:tab/>1052<text:tab/>446<text:tab/>-160<text:tab/>-766<text:tab/>-1372<text:tab/>-1978<text:tab/></text:p>
      <text:p text:style-name="P19">614<text:tab/>3579<text:tab/>2430<text:tab/>1688<text:tab/>1070<text:tab/>452<text:tab/>-166<text:tab/>-784<text:tab/>-1402<text:tab/>-2020<text:tab/></text:p>
      <text:p text:style-name="P19">3608<text:tab/>2978<text:tab/>2348<text:tab/>1718<text:tab/>1088<text:tab/>458<text:tab/>-172<text:tab/>-802<text:tab/>-1432<text:tab/>-2062<text:tab/></text:p>
      <text:p text:style-name="P19">3674<text:tab/>3032<text:tab/>2390<text:tab/>1748<text:tab/>1106<text:tab/>464<text:tab/>-178<text:tab/>-820<text:tab/>-1462<text:tab/>-2104<text:tab/></text:p>
      <text:p text:style-name="P19">3740<text:tab/>3086<text:tab/>2432<text:tab/>1778<text:tab/>1124<text:tab/>470<text:tab/>-184<text:tab/>-838<text:tab/>-1164<text:tab/>-1076<text:tab/></text:p>
      <text:p text:style-name="P19">3806<text:tab/>3140<text:tab/>2474<text:tab/>1808<text:tab/>1142<text:tab/>476<text:tab/>-190<text:tab/>-856<text:tab/>-1522<text:tab/>-2188<text:tab/></text:p>
      <text:p text:style-name="P19">3872<text:tab/>3194<text:tab/>2516<text:tab/>1838<text:tab/>1160<text:tab/>482<text:tab/>-196<text:tab/>-874<text:tab/>-1552<text:tab/>-2230<text:tab/></text:p>
      <text:p text:style-name="P19">348<text:tab/>2830<text:tab/>2558<text:tab/>2458<text:tab/>1017<text:tab/>596<text:tab/>-371<text:tab/>-1034<text:tab/>-2000<text:tab/>-2272<text:tab/></text:p>
      <text:p text:style-name="P19">4004<text:tab/>3302<text:tab/>2600<text:tab/>1898<text:tab/>1196<text:tab/>494<text:tab/>-208<text:tab/>-910<text:tab/>-1612<text:tab/>-2314<text:tab/></text:p>
      <text:p text:style-name="P19">2076<text:tab/>4692<text:tab/>3559<text:tab/>-162<text:tab/>-151<text:tab/>865<text:tab/>-1184<text:tab/>-1798<text:tab/>-1967<text:tab/>-1124<text:tab/></text:p>
      <text:p text:style-name="P19">5942<text:tab/>7130<text:tab/>-166<text:tab/>2824<text:tab/>-40<text:tab/>-798<text:tab/>-726<text:tab/>-1001<text:tab/>-1962<text:tab/>-2693<text:tab/></text:p>
      <text:p text:style-name="P19">3612<text:tab/>1904<text:tab/>2726<text:tab/>-270<text:tab/>984<text:tab/>-502<text:tab/>-1211<text:tab/>-962<text:tab/>-2005<text:tab/>-3948<text:tab/></text:p>
      <text:p text:style-name="P19">4268<text:tab/>3518<text:tab/>2768<text:tab/>2018<text:tab/>1268<text:tab/>518<text:tab/>-232<text:tab/>-982<text:tab/>-1732<text:tab/>-2482<text:tab/></text:p>
      <text:p text:style-name="P19">4334<text:tab/>3572<text:tab/>2810<text:tab/>2048<text:tab/>1286<text:tab/>524<text:tab/>-238<text:tab/>-1000<text:tab/>-1762<text:tab/>-2524<text:tab/></text:p>
      <text:p text:style-name="P19">4400<text:tab/>3626<text:tab/>2852<text:tab/>2078<text:tab/>1304<text:tab/>530<text:tab/>-244<text:tab/>-1018<text:tab/>-1792<text:tab/>-2566<text:tab/></text:p>
      <text:p text:style-name="P19">******************************************************</text:p>
      <text:p text:style-name="P19"/>
      <text:p text:style-name="P19">total time: 0.02655003 sec</text:p>
      <text:p text:style-name="P19"/>
      <text:p text:style-name="P19"/>
      <text:p text:style-name="P19">Original MPI example code completed in 0.00706994 sec.</text:p>
      <text:p text:style-name="P24"/>
      <text:p text:style-name="P24"/>
      <text:p text:style-name="P25"><text:soft-page-break/>e) For 200x200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2">Sizes (8 threads/rank)</text:p>
          </table:table-cell>
          <table:table-cell table:style-name="Table2.B1" office:value-type="string">
            <text:p text:style-name="P12">Elapsed Time (sec)</text:p>
          </table:table-cell>
        </table:table-row>
        <table:table-row>
          <table:table-cell table:style-name="Table2.A2" office:value-type="string">
            <text:p text:style-name="P12">1 node, 8 ranks/node</text:p>
          </table:table-cell>
          <table:table-cell table:style-name="Table2.B2" office:value-type="string">
            <text:p text:style-name="Table_20_Contents">0.00288127</text:p>
          </table:table-cell>
        </table:table-row>
        <table:table-row>
          <table:table-cell table:style-name="Table2.A2" office:value-type="string">
            <text:p text:style-name="P12">2 nodes, 4 ranks/node</text:p>
          </table:table-cell>
          <table:table-cell table:style-name="Table2.B2" office:value-type="string">
            <text:p text:style-name="Table_20_Contents">0.06706812</text:p>
          </table:table-cell>
        </table:table-row>
        <table:table-row>
          <table:table-cell table:style-name="Table2.A2" office:value-type="string">
            <text:p text:style-name="P12">4 nodes, 2 ranks/node</text:p>
          </table:table-cell>
          <table:table-cell table:style-name="Table2.B2" office:value-type="string">
            <text:p text:style-name="Table_20_Contents">0.07021817</text:p>
          </table:table-cell>
        </table:table-row>
        <table:table-row>
          <table:table-cell table:style-name="Table2.A2" office:value-type="string">
            <text:p text:style-name="P12">8 nodes, 1 rank/node</text:p>
          </table:table-cell>
          <table:table-cell table:style-name="Table2.B2" office:value-type="string">
            <text:p text:style-name="Table_20_Contents">0.11961392</text:p>
          </table:table-cell>
        </table:table-row>
      </table:table>
      <text:p text:style-name="P25"/>
      <text:p text:style-name="P25">f) For 1600x1600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2">Sizes (8 threads/rank)</text:p>
          </table:table-cell>
          <table:table-cell table:style-name="Table4.B1" office:value-type="string">
            <text:p text:style-name="P12">Elapsed Time (sec)</text:p>
          </table:table-cell>
        </table:table-row>
        <table:table-row>
          <table:table-cell table:style-name="Table4.A2" office:value-type="string">
            <text:p text:style-name="P12">1 node, 8 ranks/node</text:p>
          </table:table-cell>
          <table:table-cell table:style-name="Table4.B2" office:value-type="string">
            <text:p text:style-name="P13">0.05081344</text:p>
          </table:table-cell>
        </table:table-row>
        <table:table-row>
          <table:table-cell table:style-name="Table4.A2" office:value-type="string">
            <text:p text:style-name="P12">2 nodes, 4 ranks/node</text:p>
          </table:table-cell>
          <table:table-cell table:style-name="Table4.B2" office:value-type="string">
            <text:p text:style-name="P13">0.03669539</text:p>
          </table:table-cell>
        </table:table-row>
        <table:table-row>
          <table:table-cell table:style-name="Table4.A2" office:value-type="string">
            <text:p text:style-name="P12">4 nodes, 2 ranks/node</text:p>
          </table:table-cell>
          <table:table-cell table:style-name="Table4.B2" office:value-type="string">
            <text:p text:style-name="P13">0.04336850</text:p>
          </table:table-cell>
        </table:table-row>
        <table:table-row>
          <table:table-cell table:style-name="Table4.A2" office:value-type="string">
            <text:p text:style-name="P12">8 nodes, 1 rank/node</text:p>
          </table:table-cell>
          <table:table-cell table:style-name="Table4.B2" office:value-type="string">
            <text:p text:style-name="P13">0.11051668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3:06:34.247715376</meta:creation-date>
    <meta:generator>LibreOffice/7.4.5.1$Linux_X86_64 LibreOffice_project/40$Build-1</meta:generator>
    <dc:date>2023-02-27T23:35:14.790837380</dc:date>
    <meta:editing-duration>PT5H31M11S</meta:editing-duration>
    <meta:editing-cycles>26</meta:editing-cycles>
    <meta:document-statistic meta:table-count="4" meta:image-count="0" meta:object-count="2" meta:page-count="15" meta:paragraph-count="379" meta:word-count="3380" meta:character-count="14746" meta:non-whitespace-character-count="1048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78cm" svg:height="9.297cm" xlink:href=".." xlink:type="simple" chart:class="chart:bar" chart:style-name="ch1">
        <chart:title svg:x="5.376cm" svg:y="0.321cm" chart:style-name="ch2">
          <text:p>Strong-Scaling Graph</text:p>
        </chart:title>
        <chart:subtitle svg:x="4.476cm" svg:y="1.285cm" chart:style-name="ch3">
          <text:p>Elapsed time v. Number of Threads</text:p>
        </chart:subtitle>
        <chart:plot-area chart:style-name="ch4" table:cell-range-address="Table1.$A$2:.$B$7" chart:data-source-has-labels="both" svg:x="1.314cm" svg:y="2.153cm" svg:width="13.561cm" svg:height="5.978cm">
          <chart:coordinate-region svg:x="2.412cm" svg:y="2.352cm" svg:width="12.463cm" svg:height="5.132cm"/>
          <chart:axis chart:dimension="x" chart:name="primary-x" chart:style-name="ch5" chartooo:axis-type="auto">
            <chartooo:date-scale/>
            <chart:title svg:x="6.648cm" svg:y="8.316cm" chart:style-name="ch6">
              <text:p>Number of Threads</text:p>
            </chart:title>
            <chart:categories table:cell-range-address="Table1.$A$2:.$A$6"/>
          </chart:axis>
          <chart:axis chart:dimension="y" chart:name="primary-y" chart:style-name="ch7">
            <chart:title svg:x="0.451cm" svg:y="6.588cm" chart:style-name="ch8">
              <text:p>Elapsed Time (sec)</text:p>
            </chart:title>
            <chart:grid chart:style-name="ch9" chart:class="major"/>
          </chart:axis>
          <chart:series chart:style-name="ch10" chart:values-cell-range-address="Table1.$B$2:.$B$6" chart:label-cell-address="Table1.$B$1" chart:class="chart:ba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time (sec)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1097">
                <text:p>0.021097</text:p>
                <draw:g>
                  <svg:desc>Table1.$B$2:.$B$6</svg:desc>
                </draw:g>
              </table:table-cell>
            </table:table-row>
            <table:table-row>
              <table:table-cell office:value-type="string"/>
              <table:table-cell office:value-type="float" office:value="0.01063">
                <text:p>0.01063</text:p>
              </table:table-cell>
            </table:table-row>
            <table:table-row>
              <table:table-cell office:value-type="string"/>
              <table:table-cell office:value-type="float" office:value="0.005806">
                <text:p>0.005806</text:p>
              </table:table-cell>
            </table:table-row>
            <table:table-row>
              <table:table-cell office:value-type="string"/>
              <table:table-cell office:value-type="float" office:value="0.003833">
                <text:p>0.003833</text:p>
              </table:table-cell>
            </table:table-row>
            <table:table-row>
              <table:table-cell office:value-type="string"/>
              <table:table-cell office:value-type="float" office:value="0.005148">
                <text:p>0.005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color="#004586"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color="#ff420e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204cm" svg:y="0.315cm" chart:style-name="ch2">
          <text:p>Weak-Scaling Performance</text:p>
        </chart:title>
        <chart:legend chart:legend-position="top" loext:overlay="true" svg:x="5.534cm" svg:y="2.598cm" style:legend-expansion="custom" svg:width="5.35cm" svg:height="0.598cm" style:legend-expansion-aspect-ratio="8.94648829431438" chart:style-name="ch3"/>
        <chart:plot-area chart:style-name="ch4" table:cell-range-address="Table3.$A$2:.$C$7" chart:data-source-has-labels="both" svg:x="1.33cm" svg:y="1.273cm" svg:width="14.349cm" svg:height="7.547cm">
          <chart:coordinate-region svg:x="1.951cm" svg:y="1.473cm" svg:width="13.728cm" svg:height="6.7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title svg:x="0.451cm" svg:y="6.492cm" chart:style-name="ch7">
              <text:p>Elapsed Time (sec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le3.$B$2:.$B$6" chart:label-cell-address="Table3.$B$1" chart:class="chart:bar">
            <chart:data-point chart:repeated="4"/>
            <chart:data-point chart:style-name="ch11"/>
          </chart:series>
          <chart:series chart:attached-axis="primary-y" chart:style-name="ch12" chart:values-cell-range-address="Table3.$C$2:.$C$6" chart:label-cell-address="Table3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</text:p>
                <draw:g>
                  <svg:desc>Table3.$B$1</svg:desc>
                </draw:g>
              </table:table-cell>
              <table:table-cell office:value-type="string">
                <text:p>N = Matrix Length / 100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27">
                <text:p>0.0027</text:p>
                <draw:g>
                  <svg:desc>Table3.$B$2:.$B$6</svg:desc>
                </draw:g>
              </table:table-cell>
              <table:table-cell office:value-type="float" office:value="0.002686">
                <text:p>0.002686</text:p>
                <draw:g>
                  <svg:desc>Table3.$C$2:.$C$6</svg:desc>
                </draw:g>
              </table:table-cell>
            </table:table-row>
            <table:table-row>
              <table:table-cell office:value-type="string"/>
              <table:table-cell office:value-type="float" office:value="0.020815">
                <text:p>0.020815</text:p>
              </table:table-cell>
              <table:table-cell office:value-type="float" office:value="0.011075">
                <text:p>0.011075</text:p>
              </table:table-cell>
            </table:table-row>
            <table:table-row>
              <table:table-cell office:value-type="string"/>
              <table:table-cell office:value-type="float" office:value="0.167957">
                <text:p>0.167957</text:p>
              </table:table-cell>
              <table:table-cell office:value-type="float" office:value="0.086711">
                <text:p>0.086711</text:p>
              </table:table-cell>
            </table:table-row>
            <table:table-row>
              <table:table-cell office:value-type="string"/>
              <table:table-cell office:value-type="float" office:value="1.379397">
                <text:p>1.379397</text:p>
              </table:table-cell>
              <table:table-cell office:value-type="float" office:value="0.302432">
                <text:p>0.302432</text:p>
              </table:table-cell>
            </table:table-row>
            <table:table-row>
              <table:table-cell office:value-type="string"/>
              <table:table-cell office:value-type="float" office:value="11.960244">
                <text:p>11.960244</text:p>
              </table:table-cell>
              <table:table-cell office:value-type="float" office:value="1.653232">
                <text:p>1.6532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